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313in" fo:margin-left="0.0111in" table:align="left" style:writing-mode="lr-tb"/>
    </style:style>
    <style:style style:name="Table1.A" style:family="table-column">
      <style:table-column-properties style:column-width="1.2924in"/>
    </style:style>
    <style:style style:name="Table1.B" style:family="table-column">
      <style:table-column-properties style:column-width="2.0639in"/>
    </style:style>
    <style:style style:name="Table1.C" style:family="table-column">
      <style:table-column-properties style:column-width="2.7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4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 style:font-weight-complex="bold"/>
    </style:style>
    <style:style style:name="P5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P6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748b2" style:font-name-complex="Arial"/>
    </style:style>
    <style:style style:name="P8" style:family="paragraph" style:parent-style-name="Standard" style:master-page-name="Standard">
      <style:paragraph-properties fo:margin-top="0in" fo:margin-bottom="0in" fo:line-height="150%" style:page-number="auto" style:text-autospace="none"/>
      <style:text-properties style:font-name="Arial" fo:font-size="14pt" fo:font-style="normal" fo:font-weight="bold" style:font-size-asian="14pt" style:font-style-asian="normal" style:font-weight-asian="bold" style:font-name-complex="Arial" style:font-style-complex="normal" style:font-weight-complex="bold"/>
    </style:style>
    <style:style style:name="P9" style:family="paragraph" style:parent-style-name="Standard">
      <style:paragraph-properties fo:margin-top="0in" fo:margin-bottom="0in" fo:line-height="150%" style:text-autospace="none"/>
      <style:text-properties style:font-name="Arial" fo:font-size="14pt" fo:font-style="normal" fo:font-weight="bold" officeooo:paragraph-rsid="001748b2" style:font-size-asian="14pt" style:font-style-asian="normal" style:font-weight-asian="bold" style:font-name-complex="Arial" style:font-style-complex="normal" style:font-weight-complex="bold"/>
    </style:style>
    <style:style style:name="P10" style:family="paragraph" style:parent-style-name="Standard" style:list-style-name="WW8Num7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2" style:family="paragraph" style:parent-style-name="Standard" style:list-style-name="WW8Num3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4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</style:style>
    <style:style style:name="P15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748b2" style:font-name-complex="Arial"/>
    </style:style>
    <style:style style:name="P16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bd5ca" style:font-name-complex="Arial"/>
    </style:style>
    <style:style style:name="P1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bd5ca" style:font-name-complex="Arial"/>
    </style:style>
    <style:style style:name="P18" style:family="paragraph" style:parent-style-name="Standard" style:list-style-name="WW8Num1">
      <style:paragraph-properties fo:margin-left="0.492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765a" style:font-name-complex="Arial"/>
    </style:style>
    <style:style style:name="T3" style:family="text">
      <style:text-properties style:font-name="Arial" style:text-underline-style="solid" style:text-underline-width="auto" style:text-underline-color="font-color" style:font-name-complex="Arial"/>
    </style:style>
    <style:style style:name="T4" style:family="text">
      <style:text-properties style:font-name="Arial" style:text-underline-style="solid" style:text-underline-width="auto" style:text-underline-color="font-color" officeooo:rsid="001bd5ca" style:font-name-complex="Arial"/>
    </style:style>
    <style:style style:name="T5" style:family="text">
      <style:text-properties style:font-name="Arial" style:text-underline-style="none" style:font-name-complex="Arial"/>
    </style:style>
    <style:style style:name="T6" style:family="text">
      <style:text-properties style:font-name="Arial" style:text-underline-style="none" officeooo:rsid="001bd5ca" style:font-name-complex="Arial"/>
    </style:style>
    <style:style style:name="T7" style:family="text">
      <style:text-properties officeooo:rsid="001748b2"/>
    </style:style>
    <style:style style:name="T8" style:family="text">
      <style:text-properties officeooo:rsid="00187d12"/>
    </style:style>
    <style:style style:name="T9" style:family="text">
      <style:text-properties officeooo:rsid="00195fc4"/>
    </style:style>
    <style:style style:name="T10" style:family="text">
      <style:text-properties officeooo:rsid="001a2baa"/>
    </style:style>
    <style:style style:name="T11" style:family="text">
      <style:text-properties officeooo:rsid="001a765a"/>
    </style:style>
    <style:style style:name="T12" style:family="text">
      <style:text-properties officeooo:rsid="001bd5ca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file-name text:display="name">UC06.01.01 - Incluir Professor</text:file-n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Data</text:p>
          </table:table-cell>
          <table:table-cell table:style-name="Table1.A2" office:value-type="string">
            <text:p text:style-name="P6">Autor</text:p>
          </table:table-cell>
          <table:table-cell table:style-name="Table1.A1" office:value-type="string">
            <text:p text:style-name="P6">Descrição</text:p>
          </table:table-cell>
        </table:table-row>
        <table:table-row table:style-name="Table1.1">
          <table:table-cell table:style-name="Table1.A3" office:value-type="date" office:date-value="2011-09-06">
            <text:p text:style-name="P15">06/09/11</text:p>
          </table:table-cell>
          <table:table-cell table:style-name="Table1.A2" office:value-type="string">
            <text:p text:style-name="P15">Vinícius Marques</text:p>
          </table:table-cell>
          <table:table-cell table:style-name="Table1.A1" office:value-type="string">
            <text:p text:style-name="P7">Versão inicial do caso de uso</text:p>
          </table:table-cell>
        </table:table-row>
        <table:table-row table:style-name="Table1.1">
          <table:table-cell table:style-name="Table1.A4" office:value-type="date" office:date-value="2012-04-20">
            <text:p text:style-name="P16"><text:span text:style-name="T12">20/04/12</text:span></text:p>
          </table:table-cell>
          <table:table-cell table:style-name="Table1.B4" office:value-type="string">
            <text:p text:style-name="P16"><text:span text:style-name="T12">Marcio Belo</text:span></text:p>
          </table:table-cell>
          <table:table-cell table:style-name="Table1.C4" office:value-type="string">
            <text:p text:style-name="P17"><text:span text:style-name="T12">Ajustes de conformidade</text:span></text:p>
          </table:table-cell>
        </table:table-row>
      </table:table>
      <text:p text:style-name="P9"/>
      <text:p text:style-name="P1">Pré-condições</text:p>
      <text:list xml:id="list1048229546" text:style-name="WW8Num7">
        <text:list-item>
          <text:p text:style-name="P10">Usuário tem permissão de Secretaria Acadêmica;</text:p>
        </text:list-item>
        <text:list-item>
          <text:p text:style-name="P10">Usuário selecionou a opção Cadastrar após a pesquisa de <text:span text:style-name="T7">professores</text:span> do caso de uso base;</text:p>
        </text:list-item>
      </text:list>
      <text:p text:style-name="P3"/>
      <text:p text:style-name="P1">Atores</text:p>
      <text:list xml:id="list1326536413" text:style-name="WW8Num1">
        <text:list-item>
          <text:p text:style-name="P18">Secretária Acadêmica (primário).</text:p>
        </text:list-item>
      </text:list>
      <text:p text:style-name="P3"/>
      <text:p text:style-name="P1">Fluxo Principal</text:p>
      <text:list xml:id="list1946886622" text:style-name="L1">
        <text:list-item>
          <text:p text:style-name="P11">O sistema exibe uma tela com as abas referentes aos dados básicos do <text:span text:style-name="T9">professor</text:span>:</text:p>
          <text:list>
            <text:list-item>
              <text:p text:style-name="P11">Dados Pessoais;</text:p>
            </text:list-item>
            <text:list-item>
              <text:p text:style-name="P11">Contato;</text:p>
            </text:list-item>
            <text:list-item>
              <text:p text:style-name="P11"><text:span text:style-name="T8">Institucional</text:span>;</text:p>
            </text:list-item>
            <text:list-item>
              <text:p text:style-name="P11"><text:span text:style-name="T8">Acadêmico</text:span>;</text:p>
            </text:list-item>
            <text:list-item>
              <text:p text:style-name="P11">Matrícula (no cadastro novo, uma só matrícula pode ser inserida);</text:p>
            </text:list-item>
          </text:list>
        </text:list-item>
        <text:list-item>
          <text:p text:style-name="P11">Secretária preenche as informações básicas do <text:span text:style-name="T10">professor </text:span>e clica em Salvar;</text:p>
        </text:list-item>
        <text:list-item>
          <text:p text:style-name="P11">Sistema salva os dados básicos do <text:span text:style-name="T10">professor</text:span>;</text:p>
        </text:list-item>
        <text:list-item>
          <text:p text:style-name="P11">Secretária edita os documentos entregues da matrícula cadastrada e clica em Salvar;</text:p>
        </text:list-item>
        <text:list-item>
          <text:p text:style-name="P11">Caso de uso é encerrado;</text:p>
        </text:list-item>
      </text:list>
      <text:p text:style-name="P5"/>
      <text:p text:style-name="P1">Fluxo Alternativo 1</text:p>
      <text:list xml:id="list1366709328" text:style-name="WW8Num3">
        <text:list-item>
          <text:p text:style-name="P12">Usuário encerra execução do caso de uso a qualquer momento.</text:p>
        </text:list-item>
      </text:list>
      <text:p text:style-name="P3"/>
      <text:p text:style-name="P1">Fluxo Alternativo 2</text:p>
      <text:list xml:id="list265360341" text:continue-list="list1366709328" text:style-name="WW8Num3">
        <text:list-item text:start-value="1">
          <text:p text:style-name="P12">No passo 2, ao Salvar, um ou mais campos obrigatórios não foram preenchidos. Sistema exibe uma mensagem de erro indicando o campo que não foi preenchido, e volta ao passo 2 com o foco no respectivo campo;</text:p>
        </text:list-item>
      </text:list>
      <text:p text:style-name="P3"/>
      <text:p text:style-name="P1"><text:soft-page-break/>Pós-condições</text:p>
      <text:list xml:id="list1588924383" text:style-name="WW8Num2">
        <text:list-item>
          <text:p text:style-name="P13">Sistema incluiu o novo <text:span text:style-name="T11">professor </text:span>na base de dados do Coruja.</text:p>
        </text:list-item>
        <text:list-item>
          <text:p text:style-name="P14"><text:span text:style-name="T1">Sistema registrou no log de auditoria o seguinte registro: “Cadastrado o </text:span><text:span text:style-name="T2">professor </text:span><text:span text:style-name="T3">Fulano de Tal</text:span><text:span text:style-name="T5">, Data de Nascimento </text:span><text:span text:style-name="T3">17/05/1975</text:span><text:span text:style-name="T5">, E-Mail </text:span><text:a xlink:type="simple" xlink:href="mailto:mbelo.ist-rio@faetec.rj.gov.br"><text:span text:style-name="T3">mbelo.ist-rio@faetec.rj.gov.br</text:span></text:a><text:span text:style-name="T5">, com a matrícula </text:span><text:span text:style-name="T3">123456789</text:span><text:span text:style-name="T5">, </text:span><text:span text:style-name="T6">carga horária </text:span><text:span text:style-name="T4">40</text:span><text:span text:style-name="T6">, data de início </text:span><text:span text:style-name="T4">2/4/2012</text:span><text:span text:style-name="T5">”;</text:span></text:p>
        </text:list-item>
      </text:list>
      <text:p text:style-name="P5"/>
      <text:p text:style-name="P1">Regras de Negócio</text:p>
      <text:p text:style-name="P4">N/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555in" draw:distance="0.041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1" style:display-name="List Paragraph1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2-04-20T20:36:56</dc:date>
    <meta:editing-cycles>52</meta:editing-cycles>
    <meta:editing-duration>PT02H48M15S</meta:editing-duration>
    <meta:generator>OpenOffice.org/3.2$Linux OpenOffice.org_project/320m19$Build-9505</meta:generator>
    <meta:document-statistic meta:table-count="1" meta:image-count="0" meta:object-count="0" meta:page-count="2" meta:paragraph-count="36" meta:word-count="236" meta:character-count="1470"/>
    <dc:creator>mbelo </dc:creator>
  </office:meta>
</office:document-meta>
</file>